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" style:family="graphic" style:parent-style-name="standard" style:list-style-name="L1">
      <style:graphic-properties draw:stroke="dash" draw:stroke-dash="Long_20_Dash" svg:stroke-width="0.035cm" svg:stroke-color="#77bc65" draw:marker-start-width="0.252cm" draw:marker-end-width="0.252cm" draw:fill="none" draw:fill-color="#ffffff" draw:auto-grow-height="true" draw:auto-grow-width="false" fo:max-height="0cm" fo:min-height="0.224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 style:list-style-name="L1">
      <style:graphic-properties draw:stroke="dash" draw:stroke-dash="Long_20_Dash" svg:stroke-width="0.035cm" svg:stroke-color="#ffbf00" draw:marker-start-width="0.252cm" draw:marker-end-width="0.252cm" draw:fill="none" draw:fill-color="#ffffff" draw:auto-grow-height="true" draw:auto-grow-width="false" fo:max-height="0cm" fo:min-height="0.789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draw:stroke="dash" draw:stroke-dash="Long_20_Dash" svg:stroke-width="0.035cm" svg:stroke-color="#ff0000" draw:marker-start-width="0.252cm" draw:marker-end-width="0.252cm" draw:fill="none" draw:fill-color="#ffffff" draw:auto-grow-height="true" draw:auto-grow-width="false" fo:max-height="0cm" fo:min-height="0.39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color="#77bc65" draw:fill-color="#77bc65" draw:textarea-horizontal-align="justify" draw:textarea-vertical-align="middle" draw:auto-grow-height="false" fo:min-height="0.263cm" fo:min-width="0.041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.257cm" fo:min-width="0.04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5pt" fo:background-color="#ffff00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77bc65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2"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5pt" fo:background-color="#ffff00" style:font-size-asian="18pt" style:font-size-complex="18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092cm" svg:height="1.207cm" svg:x="0.786cm" svg:y="0.88cm">
          <draw:text-box>
            <text:p><text:span text:style-name="T1">Covars:sex</text:span></text:p>
          </draw:text-box>
        </draw:frame>
        <draw:frame draw:style-name="gr2" draw:text-style-name="P3" draw:layer="layout" svg:width="19.054cm" svg:height="0.839cm" svg:x="-1.58cm" svg:y="0.011cm">
          <draw:text-box>
            <text:p text:style-name="P2"><text:span text:style-name="T2">Example of how to populate in the SAIGE-BRUSH config file</text:span></text:p>
          </draw:text-box>
        </draw:frame>
        <draw:frame draw:style-name="gr1" draw:text-style-name="P1" draw:layer="layout" svg:width="14.571cm" svg:height="1.207cm" svg:x="0.786cm" svg:y="2.081cm">
          <draw:text-box>
            <text:p><text:span text:style-name="T1">Covars:PC1,PC2,PC3,sex</text:span></text:p>
          </draw:text-box>
        </draw:frame>
        <draw:frame draw:style-name="gr3" draw:text-style-name="P5" draw:layer="layout" svg:width="11.938cm" svg:height="0.679cm" svg:x="3.81cm" svg:y="1.016cm">
          <draw:text-box>
            <text:p text:style-name="P4"><text:span text:style-name="T3">If using only the one covariate from phenofile, you can list it here</text:span></text:p>
          </draw:text-box>
        </draw:frame>
        <draw:frame draw:style-name="gr4" draw:text-style-name="P5" draw:layer="layout" svg:width="9.192cm" svg:height="1.073cm" svg:x="7.064cm" svg:y="2.017cm">
          <draw:text-box>
            <text:p text:style-name="P4"><text:span text:style-name="T4">If using multiple covariates from phenofile comma-separate all values</text:span></text:p>
          </draw:text-box>
        </draw:frame>
        <draw:frame draw:style-name="gr1" draw:text-style-name="P1" draw:layer="layout" svg:width="14.571cm" svg:height="1.207cm" svg:x="0.787cm" svg:y="3.382cm">
          <draw:text-box>
            <text:p><text:span text:style-name="T1">Covars:PC1, PC2, PC3, sex</text:span></text:p>
          </draw:text-box>
        </draw:frame>
        <draw:frame draw:style-name="gr5" draw:text-style-name="P5" draw:layer="layout" svg:width="6.22cm" svg:height="0.679cm" svg:x="7.836cm" svg:y="3.464cm">
          <draw:text-box>
            <text:p text:style-name="P4"><text:span text:style-name="T4">Don’t separate with spaces!!</text:span></text:p>
          </draw:text-box>
        </draw:frame>
        <draw:custom-shape draw:style-name="gr6" draw:text-style-name="P6" draw:layer="layout" svg:width="0.763cm" svg:height="0.725cm" svg:x="0.172cm" svg:y="0.8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6" draw:layer="layout" svg:width="0.763cm" svg:height="0.725cm" svg:x="0.172cm" svg:y="2.0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7" draw:layer="layout" svg:width="0.763cm" svg:height="0.717cm" svg:x="0.162cm" svg:y="3.26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0.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1cm" fo:margin-bottom="0cm" fo:text-indent="0cm"/>
      <style:text-properties fo:font-size="41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3cm" fo:margin-bottom="0cm" fo:text-indent="0cm"/>
      <style:text-properties fo:font-size="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5cm" fo:margin-bottom="0cm" fo:text-indent="0cm"/>
      <style:text-properties fo:font-size="29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7cm" fo:margin-bottom="0cm" fo:text-indent="0cm"/>
      <style:text-properties fo:font-size="29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5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6.51cm" fo:page-height="4.3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43cm" svg:x="1cm" svg:y="4.705cm"/>
      <draw:page-thumbnail draw:layer="backgroundobjects" svg:width="9.294cm" svg:height="2.43cm" svg:x="1cm" svg:y="12.753cm"/>
      <draw:page-thumbnail draw:layer="backgroundobjects" svg:width="9.294cm" svg:height="2.43cm" svg:x="1cm" svg:y="20.801cm"/>
      <draw:page-thumbnail draw:layer="backgroundobjects" svg:width="9.294cm" svg:height="2.43cm" svg:x="11.295cm" svg:y="4.705cm"/>
      <draw:page-thumbnail draw:layer="backgroundobjects" svg:width="9.294cm" svg:height="2.43cm" svg:x="11.295cm" svg:y="12.753cm"/>
      <draw:page-thumbnail draw:layer="backgroundobjects" svg:width="9.294cm" svg:height="2.43cm" svg:x="11.295cm" svg:y="20.801cm"/>
    </style:handout-master>
    <style:master-page style:name="Default" style:page-layout-name="PM1" draw:style-name="Mdp1">
      <draw:frame presentation:style-name="Default-title" draw:layer="backgroundobjects" svg:width="18.287cm" svg:height="3.893cm" svg:x="1.015cm" svg:y="0.93cm" presentation:class="title" presentation:placeholder="true">
        <draw:text-box/>
      </draw:frame>
      <draw:frame presentation:style-name="Default-outline1" draw:layer="backgroundobjects" svg:width="18.287cm" svg:height="13.528cm" svg:x="1.015cm" svg:y="5.457cm" presentation:class="outline" presentation:placeholder="true">
        <draw:text-box/>
      </draw:frame>
      <draw:frame presentation:style-name="Mpr1" draw:text-style-name="MP2" draw:layer="backgroundobjects" svg:width="4.734cm" svg:height="1.607cm" svg:x="1.015cm" svg:y="21.2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44cm" svg:height="1.607cm" svg:x="6.948cm" svg:y="21.24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734cm" svg:height="1.607cm" svg:x="14.569cm" svg:y="21.2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15:57:48.517555125</meta:creation-date>
    <dc:date>2021-05-07T00:09:46.601269061</dc:date>
    <meta:editing-duration>PT39M40S</meta:editing-duration>
    <meta:editing-cycles>7</meta:editing-cycles>
    <meta:generator>LibreOffice/7.1.3.2$Linux_X86_64 LibreOffice_project/7fefe725e5592600357e1894473a23e841987400</meta:generator>
    <meta:document-statistic meta:object-count="33"/>
  </office:meta>
</office:document-meta>
</file>